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0.733cm" fo:min-width="1.426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0.734cm" fo:min-width="1.427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279cm" draw:marker-end="Arrow_20_short" draw:marker-end-width="0.737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0.733cm" fo:min-width="1.427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0.734cm" fo:min-width="1.426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076cm" draw:fill-color="#2a6099" draw:textarea-horizontal-align="justify" draw:textarea-vertical-align="middle" draw:auto-grow-height="false" fo:min-height="0.734cm" fo:min-width="1.426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076cm" draw:fill-color="#2a6099" draw:textarea-horizontal-align="justify" draw:textarea-vertical-align="middle" draw:auto-grow-height="false" fo:min-height="0.734cm" fo:min-width="1.427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076cm" draw:fill-color="#2a6099" draw:textarea-horizontal-align="justify" draw:textarea-vertical-align="middle" draw:auto-grow-height="false" fo:min-height="0.733cm" fo:min-width="1.427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076cm" draw:fill-color="#bf0041" draw:textarea-horizontal-align="justify" draw:textarea-vertical-align="middle" draw:auto-grow-height="false" fo:min-height="0.733cm" fo:min-width="1.427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076cm" draw:fill-color="#2a6099" draw:textarea-horizontal-align="justify" draw:textarea-vertical-align="middle" draw:auto-grow-height="false" fo:min-height="0.733cm" fo:min-width="1.426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2a6099"/>
      <style:paragraph-properties fo:text-align="center" style:writing-mode="lr-tb"/>
    </style:style>
    <style:style style:name="P5" style:family="paragraph">
      <loext:graphic-properties draw:fill-color="#bf0041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976cm" svg:height="1.033cm" svg:x="3.294cm" svg:y="2.2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77cm" svg:height="1.034cm" svg:x="4.803cm" svg:y="4.336cm"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282cm" svg:y1="3.303cm" svg:x2="2.827cm" svg:y2="4.336cm" draw:start-shape="id1" draw:start-glue-point="2" draw:end-shape="id2" draw:end-glue-point="0" svg:d="M4282 3303l-1455 1033" svg:viewBox="0 0 1456 1034">
          <text:p/>
        </draw:connector>
        <draw:connector draw:style-name="gr3" draw:text-style-name="P3" draw:layer="layout" draw:type="line" svg:x1="4.282cm" svg:y1="3.303cm" svg:x2="5.791cm" svg:y2="4.336cm" draw:start-shape="id1" draw:start-glue-point="2" draw:end-shape="id3" draw:end-glue-point="0" svg:d="M4282 3303l1509 1033" svg:viewBox="0 0 1510 1034">
          <text:p/>
        </draw:connector>
        <draw:custom-shape draw:style-name="gr2" draw:text-style-name="P2" xml:id="id2" draw:id="id2" draw:layer="layout" svg:width="1.977cm" svg:height="1.034cm" svg:x="1.839cm" svg:y="4.33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6.506cm" svg:y="6.4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3.542cm" svg:y="6.4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76cm" svg:height="1.034cm" svg:x="5.047cm" svg:y="8.46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801cm" svg:y1="5.37cm" svg:x2="4.347cm" svg:y2="6.403cm" svg:d="M5801 5370l-1454 1033" svg:viewBox="0 0 1455 1034">
          <text:p/>
        </draw:connector>
        <draw:connector draw:style-name="gr3" draw:text-style-name="P3" draw:layer="layout" draw:type="line" svg:x1="5.801cm" svg:y1="5.37cm" svg:x2="7.311cm" svg:y2="6.403cm" svg:d="M5801 5370l1510 1033" svg:viewBox="0 0 1511 1034">
          <text:p/>
        </draw:connector>
        <draw:connector draw:style-name="gr3" draw:text-style-name="P3" draw:layer="layout" draw:type="line" svg:x1="4.591cm" svg:y1="7.436cm" svg:x2="3.137cm" svg:y2="8.469cm" svg:d="M4591 7436l-1454 1033" svg:viewBox="0 0 1455 1034">
          <text:p/>
        </draw:connector>
        <draw:connector draw:style-name="gr3" draw:text-style-name="P3" draw:layer="layout" draw:type="line" svg:x1="4.591cm" svg:y1="7.436cm" svg:x2="6.101cm" svg:y2="8.469cm" svg:d="M4591 7436l1510 1033" svg:viewBox="0 0 1511 1034">
          <text:p/>
        </draw:connector>
        <draw:custom-shape draw:style-name="gr6" draw:text-style-name="P4" draw:layer="layout" svg:width="1.976cm" svg:height="1.034cm" svg:x="2.159cm" svg:y="8.4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976cm" svg:height="1.033cm" svg:x="15.026cm" svg:y="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1.976cm" svg:height="1.034cm" svg:x="13.741cm" svg:y="4.336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6.014cm" svg:y1="3.303cm" svg:x2="17.473cm" svg:y2="4.336cm" draw:start-shape="id4" draw:start-glue-point="2" draw:end-shape="id5" draw:end-glue-point="0" svg:d="M16014 3303l1459 1033" svg:viewBox="0 0 1460 1034">
          <text:p/>
        </draw:connector>
        <draw:connector draw:style-name="gr3" draw:text-style-name="P3" draw:layer="layout" draw:type="line" svg:x1="16.014cm" svg:y1="3.303cm" svg:x2="14.729cm" svg:y2="4.336cm" draw:start-shape="id4" draw:start-glue-point="2" draw:end-shape="id6" draw:end-glue-point="0" svg:d="M16014 3303l-1285 1033" svg:viewBox="0 0 1286 1034">
          <text:p/>
        </draw:connector>
        <draw:custom-shape draw:style-name="gr2" draw:text-style-name="P2" xml:id="id5" draw:id="id5" draw:layer="layout" svg:width="1.977cm" svg:height="1.034cm" svg:x="16.485cm" svg:y="4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76cm" svg:height="1.033cm" svg:x="15.444cm" svg:y="6.4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76cm" svg:height="1.033cm" svg:x="12.48cm" svg:y="6.4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77cm" svg:height="1.034cm" svg:x="13.984cm" svg:y="8.46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739cm" svg:y1="5.37cm" svg:x2="13.285cm" svg:y2="6.403cm" svg:d="M14739 5370l-1454 1033" svg:viewBox="0 0 1455 1034">
          <text:p/>
        </draw:connector>
        <draw:connector draw:style-name="gr3" draw:text-style-name="P3" draw:layer="layout" draw:type="line" svg:x1="14.739cm" svg:y1="5.37cm" svg:x2="16.249cm" svg:y2="6.403cm" svg:d="M14739 5370l1510 1033" svg:viewBox="0 0 1511 1034">
          <text:p/>
        </draw:connector>
        <draw:connector draw:style-name="gr3" draw:text-style-name="P3" draw:layer="layout" draw:type="line" svg:x1="13.528cm" svg:y1="7.436cm" svg:x2="12.074cm" svg:y2="8.469cm" svg:d="M13528 7436l-1454 1033" svg:viewBox="0 0 1455 1034">
          <text:p/>
        </draw:connector>
        <draw:connector draw:style-name="gr3" draw:text-style-name="P3" draw:layer="layout" draw:type="line" svg:x1="13.528cm" svg:y1="7.436cm" svg:x2="15.038cm" svg:y2="8.469cm" svg:d="M13528 7436l1510 1033" svg:viewBox="0 0 1511 1034">
          <text:p/>
        </draw:connector>
        <draw:custom-shape draw:style-name="gr2" draw:text-style-name="P2" draw:layer="layout" svg:width="1.977cm" svg:height="1.034cm" svg:x="11.096cm" svg:y="8.4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1.976cm" svg:height="1.034cm" svg:x="3.725cm" svg:y="12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976cm" svg:height="1.033cm" svg:x="5.234cm" svg:y="14.17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713cm" svg:y1="13.146cm" svg:x2="3.258cm" svg:y2="14.179cm" draw:start-shape="id7" draw:start-glue-point="2" draw:end-shape="id8" draw:end-glue-point="0" svg:d="M4713 13146l-1455 1033" svg:viewBox="0 0 1456 1034">
          <text:p/>
        </draw:connector>
        <draw:connector draw:style-name="gr3" draw:text-style-name="P3" draw:layer="layout" draw:type="line" svg:x1="4.713cm" svg:y1="13.146cm" svg:x2="6.222cm" svg:y2="14.179cm" draw:start-shape="id7" draw:start-glue-point="2" draw:end-shape="id9" draw:end-glue-point="0" svg:d="M4713 13146l1509 1033" svg:viewBox="0 0 1510 1034">
          <text:p/>
        </draw:connector>
        <draw:custom-shape draw:style-name="gr4" draw:text-style-name="P2" xml:id="id8" draw:id="id8" draw:layer="layout" svg:width="1.977cm" svg:height="1.033cm" svg:x="2.27cm" svg:y="14.1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77cm" svg:height="1.034cm" svg:x="6.885cm" svg:y="16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76cm" svg:height="1.033cm" svg:x="8.39cm" svg:y="18.312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232cm" svg:y1="15.212cm" svg:x2="4.778cm" svg:y2="16.245cm" svg:d="M6232 15212l-1454 1033" svg:viewBox="0 0 1455 1034">
          <text:p/>
        </draw:connector>
        <draw:connector draw:style-name="gr3" draw:text-style-name="P3" draw:layer="layout" draw:type="line" svg:x1="6.232cm" svg:y1="15.212cm" svg:x2="7.742cm" svg:y2="16.245cm" svg:d="M6232 15212l1510 1033" svg:viewBox="0 0 1511 1034">
          <text:p/>
        </draw:connector>
        <draw:connector draw:style-name="gr3" draw:text-style-name="P3" draw:layer="layout" draw:type="line" svg:x1="7.934cm" svg:y1="17.279cm" svg:x2="6.48cm" svg:y2="18.312cm" svg:d="M7934 17279l-1454 1033" svg:viewBox="0 0 1455 1034">
          <text:p/>
        </draw:connector>
        <draw:connector draw:style-name="gr3" draw:text-style-name="P3" draw:layer="layout" draw:type="line" svg:x1="7.934cm" svg:y1="17.279cm" svg:x2="9.444cm" svg:y2="18.312cm" svg:d="M7934 17279l1510 1033" svg:viewBox="0 0 1511 1034">
          <text:p/>
        </draw:connector>
        <draw:custom-shape draw:style-name="gr8" draw:text-style-name="P4" draw:layer="layout" svg:width="1.977cm" svg:height="1.033cm" svg:x="5.501cm" svg:y="18.3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2.27cm" svg:y="14.1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3.626cm" svg:y="16.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1.976cm" svg:height="1.034cm" svg:x="14.764cm" svg:y="12.1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976cm" svg:height="1.033cm" svg:x="16.273cm" svg:y="14.24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752cm" svg:y1="13.216cm" svg:x2="14.297cm" svg:y2="14.249cm" draw:start-shape="id10" draw:start-glue-point="2" draw:end-shape="id11" draw:end-glue-point="0" svg:d="M15752 13216l-1455 1033" svg:viewBox="0 0 1456 1034">
          <text:p/>
        </draw:connector>
        <draw:connector draw:style-name="gr3" draw:text-style-name="P3" draw:layer="layout" draw:type="line" svg:x1="15.752cm" svg:y1="13.216cm" svg:x2="17.261cm" svg:y2="14.249cm" draw:start-shape="id10" draw:start-glue-point="2" draw:end-shape="id12" draw:end-glue-point="0" svg:d="M15752 13216l1509 1033" svg:viewBox="0 0 1510 1034">
          <text:p/>
        </draw:connector>
        <draw:custom-shape draw:style-name="gr4" draw:text-style-name="P2" xml:id="id11" draw:id="id11" draw:layer="layout" svg:width="1.977cm" svg:height="1.033cm" svg:x="13.309cm" svg:y="14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77cm" svg:height="1.034cm" svg:x="14.981cm" svg:y="16.3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76cm" svg:height="1.033cm" svg:x="16.486cm" svg:y="18.382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4.339cm" svg:y1="15.287cm" svg:x2="12.885cm" svg:y2="16.32cm" svg:d="M14339 15287l-1454 1033" svg:viewBox="0 0 1455 1034">
          <text:p/>
        </draw:connector>
        <draw:connector draw:style-name="gr3" draw:text-style-name="P3" draw:layer="layout" draw:type="line" svg:x1="14.339cm" svg:y1="15.287cm" svg:x2="15.849cm" svg:y2="16.32cm" svg:d="M14339 15287l1510 1033" svg:viewBox="0 0 1511 1034">
          <text:p/>
        </draw:connector>
        <draw:connector draw:style-name="gr3" draw:text-style-name="P3" draw:layer="layout" draw:type="line" svg:x1="16.03cm" svg:y1="17.349cm" svg:x2="14.576cm" svg:y2="18.382cm" svg:d="M16030 17349l-1454 1033" svg:viewBox="0 0 1455 1034">
          <text:p/>
        </draw:connector>
        <draw:connector draw:style-name="gr3" draw:text-style-name="P3" draw:layer="layout" draw:type="line" svg:x1="16.03cm" svg:y1="17.349cm" svg:x2="17.54cm" svg:y2="18.382cm" svg:d="M16030 17349l1510 1033" svg:viewBox="0 0 1511 1034">
          <text:p/>
        </draw:connector>
        <draw:custom-shape draw:style-name="gr9" draw:text-style-name="P5" draw:layer="layout" svg:width="1.977cm" svg:height="1.033cm" svg:x="13.597cm" svg:y="18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13.309cm" svg:y="14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11.722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976cm" svg:height="1.033cm" svg:x="22.775cm" svg:y="12.1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977cm" svg:height="1.034cm" svg:x="24.284cm" svg:y="14.248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763cm" svg:y1="13.215cm" svg:x2="22.308cm" svg:y2="14.248cm" draw:start-shape="id13" draw:start-glue-point="2" draw:end-shape="id14" draw:end-glue-point="0" svg:d="M23763 13215l-1455 1033" svg:viewBox="0 0 1456 1034">
          <text:p/>
        </draw:connector>
        <draw:connector draw:style-name="gr3" draw:text-style-name="P3" draw:layer="layout" draw:type="line" svg:x1="23.763cm" svg:y1="13.215cm" svg:x2="25.272cm" svg:y2="14.248cm" draw:start-shape="id13" draw:start-glue-point="2" draw:end-shape="id15" draw:end-glue-point="0" svg:d="M23763 13215l1509 1033" svg:viewBox="0 0 1510 1034">
          <text:p/>
        </draw:connector>
        <draw:custom-shape draw:style-name="gr2" draw:text-style-name="P2" xml:id="id14" draw:id="id14" draw:layer="layout" svg:width="1.977cm" svg:height="1.034cm" svg:x="21.32cm" svg:y="14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25.987cm" svg:y="16.3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23.023cm" svg:y="16.3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76cm" svg:height="1.034cm" svg:x="24.528cm" svg:y="18.381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5.282cm" svg:y1="15.282cm" svg:x2="23.828cm" svg:y2="16.315cm" svg:d="M25282 15282l-1454 1033" svg:viewBox="0 0 1455 1034">
          <text:p/>
        </draw:connector>
        <draw:connector draw:style-name="gr3" draw:text-style-name="P3" draw:layer="layout" draw:type="line" svg:x1="25.282cm" svg:y1="15.282cm" svg:x2="26.792cm" svg:y2="16.315cm" svg:d="M25282 15282l1510 1033" svg:viewBox="0 0 1511 1034">
          <text:p/>
        </draw:connector>
        <draw:connector draw:style-name="gr3" draw:text-style-name="P3" draw:layer="layout" draw:type="line" svg:x1="24.072cm" svg:y1="17.348cm" svg:x2="22.618cm" svg:y2="18.381cm" svg:d="M24072 17348l-1454 1033" svg:viewBox="0 0 1455 1034">
          <text:p/>
        </draw:connector>
        <draw:connector draw:style-name="gr3" draw:text-style-name="P3" draw:layer="layout" draw:type="line" svg:x1="24.072cm" svg:y1="17.348cm" svg:x2="25.582cm" svg:y2="18.381cm" svg:d="M24072 17348l1510 1033" svg:viewBox="0 0 1511 1034">
          <text:p/>
        </draw:connector>
        <draw:custom-shape draw:style-name="gr5" draw:text-style-name="P2" draw:layer="layout" svg:width="1.976cm" svg:height="1.034cm" svg:x="21.64cm" svg:y="18.3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1.976cm" svg:height="1.034cm" svg:x="21.346cm" svg:y="2.3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976cm" svg:height="1.033cm" svg:x="22.855cm" svg:y="4.406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2.334cm" svg:y1="3.373cm" svg:x2="20.879cm" svg:y2="4.406cm" draw:start-shape="id16" draw:start-glue-point="2" draw:end-shape="id17" draw:end-glue-point="0" svg:d="M22334 3373l-1455 1033" svg:viewBox="0 0 1456 1034">
          <text:p/>
        </draw:connector>
        <draw:connector draw:style-name="gr3" draw:text-style-name="P3" draw:layer="layout" draw:type="line" svg:x1="22.334cm" svg:y1="3.373cm" svg:x2="23.843cm" svg:y2="4.406cm" draw:start-shape="id16" draw:start-glue-point="2" draw:end-shape="id18" draw:end-glue-point="0" svg:d="M22334 3373l1509 1033" svg:viewBox="0 0 1510 1034">
          <text:p/>
        </draw:connector>
        <draw:custom-shape draw:style-name="gr4" draw:text-style-name="P2" xml:id="id17" draw:id="id17" draw:layer="layout" svg:width="1.977cm" svg:height="1.033cm" svg:x="19.891cm" svg:y="4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77cm" svg:height="1.034cm" svg:x="24.506cm" svg:y="6.4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76cm" svg:height="1.033cm" svg:x="26.011cm" svg:y="8.53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3.853cm" svg:y1="5.439cm" svg:x2="22.399cm" svg:y2="6.472cm" svg:d="M23853 5439l-1454 1033" svg:viewBox="0 0 1455 1034">
          <text:p/>
        </draw:connector>
        <draw:connector draw:style-name="gr3" draw:text-style-name="P3" draw:layer="layout" draw:type="line" svg:x1="23.853cm" svg:y1="5.439cm" svg:x2="25.363cm" svg:y2="6.472cm" svg:d="M23853 5439l1510 1033" svg:viewBox="0 0 1511 1034">
          <text:p/>
        </draw:connector>
        <draw:connector draw:style-name="gr3" draw:text-style-name="P3" draw:layer="layout" draw:type="line" svg:x1="25.555cm" svg:y1="7.506cm" svg:x2="24.101cm" svg:y2="8.539cm" svg:d="M25555 7506l-1454 1033" svg:viewBox="0 0 1455 1034">
          <text:p/>
        </draw:connector>
        <draw:connector draw:style-name="gr3" draw:text-style-name="P3" draw:layer="layout" draw:type="line" svg:x1="25.555cm" svg:y1="7.506cm" svg:x2="27.065cm" svg:y2="8.539cm" svg:d="M25555 7506l1510 1033" svg:viewBox="0 0 1511 1034">
          <text:p/>
        </draw:connector>
        <draw:custom-shape draw:style-name="gr4" draw:text-style-name="P2" draw:layer="layout" svg:width="1.977cm" svg:height="1.033cm" svg:x="23.122cm" svg:y="8.5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19.891cm" svg:y="4.4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77cm" svg:height="1.033cm" svg:x="21.247cm" svg:y="6.3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0:45:31.847150717</meta:creation-date>
    <dc:date>2025-05-16T17:51:32.780751063</dc:date>
    <meta:editing-duration>PT3H1M25S</meta:editing-duration>
    <meta:editing-cycles>10</meta:editing-cycles>
    <meta:generator>LibreOffice/24.2.7.2$Linux_X86_64 LibreOffice_project/420$Build-2</meta:generator>
    <meta:document-statistic meta:object-count="81"/>
  </office:meta>
</office:document-meta>
</file>